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4e7" officeooo:paragraph-rsid="0012e4e7"/>
    </style:style>
    <style:style style:name="P2" style:family="paragraph" style:parent-style-name="Standard">
      <style:text-properties fo:font-size="18pt" fo:font-weight="bold" officeooo:rsid="0012e4e7" officeooo:paragraph-rsid="0012e4e7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2e4e7" officeooo:paragraph-rsid="0012e4e7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14pt" fo:font-weight="normal" officeooo:rsid="0012e4e7" officeooo:paragraph-rsid="0012e4e7" style:font-size-asian="12.25pt" style:font-weight-asian="normal" style:font-size-complex="14pt" style:font-weight-complex="normal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Trabalhos Computacionais – P1B – TASK 01</text:p>
      <text:p text:style-name="P2">Algebra Linear Computacional</text:p>
      <text:p text:style-name="P2"/>
      <text:p text:style-name="P2">Aluno: <text:span text:style-name="T1">Abraão Carvalho Gomes</text:span></text:p>
      <text:p text:style-name="P2"/>
      <text:p text:style-name="P2">Professor: <text:span text:style-name="T2">Luís Volnei S. Sagrilo</text:span></text:p>
      <text:p text:style-name="P3"/>
      <text:p text:style-name="P1"/>
      <text:p text:style-name="P2">1. Introdução</text:p>
      <text:p text:style-name="P2"/>
      <text:p text:style-name="P4">O ‘Task 01’ é uma tarefa de implementação de um programa capaz de realizar a solução de um sistema de equações lineares A . X = B, por meio de diversos métodos estudados na teoria.</text:p>
      <text:p text:style-name="P4"/>
      <text:p text:style-name="P4">A tarefa é dividia em 2 partes: métodos de decomposição e métodos iterativos, sendo que todos os métodos são aceitos por um mesmo programa em função de uma entrada ICOD, que determina o método de resolução na seguinte ordem:</text:p>
      <text:p text:style-name="P4"/>
      <text:p text:style-name="P4">1. Decomposição LU</text:p>
      <text:p text:style-name="P4">2. Decomposição de Cholesky</text:p>
      <text:p text:style-name="P4">3. Procedimento iterativo Jacobi</text:p>
      <text:p text:style-name="P4">4. Procedimento iterativo Gauss-Seidel</text:p>
      <text:p text:style-name="P4"/>
      <text:p text:style-name="P4">A implementação foi feita de forma que é perguntado no inicio da execução do programa o caminho para leitura até a matriz A. </text:p>
      <text:p text:style-name="P4"/>
      <text:p text:style-name="P4">Após isso, é pedido do usuário qual método de resolução deve ser usa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9:15:20.609508497</meta:creation-date>
    <dc:date>2023-05-09T19:49:20.718370786</dc:date>
    <meta:editing-duration>PT21M40S</meta:editing-duration>
    <meta:editing-cycles>1</meta:editing-cycles>
    <meta:document-statistic meta:table-count="0" meta:image-count="0" meta:object-count="0" meta:page-count="1" meta:paragraph-count="13" meta:word-count="145" meta:character-count="866" meta:non-whitespace-character-count="731"/>
    <meta:generator>LibreOffice/7.3.7.2$Linux_X86_64 LibreOffice_project/30$Build-2</meta:generator>
  </office:meta>
</office:document-meta>
</file>